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5" style:family="paragraph" style:parent-style-name="Text_20_body">
      <loext:graphic-properties draw:fill-hatch-name="hatch"/>
      <style:paragraph-properties fo:margin-top="0cm" fo:margin-bottom="0.75cm" style:contextual-spacing="false" fo:line-height="200%" fo:break-before="page"/>
      <style:text-properties fo:font-size="14pt" officeooo:paragraph-rsid="0046b883" style:font-size-asian="14pt" style:font-size-complex="14pt"/>
    </style:style>
    <style:style style:name="P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7d641" style:font-size-asian="14pt" style:font-size-complex="14pt"/>
    </style:style>
    <style:style style:name="P7"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11"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46b883" officeooo:paragraph-rsid="0046b883" style:font-size-asian="14pt" style:font-style-asian="italic" style:font-weight-asian="bold" style:font-size-complex="14pt" style:font-style-complex="italic" style:font-weight-complex="bold"/>
    </style:style>
    <style:style style:name="P12" style:family="paragraph" style:parent-style-name="Text_20_body">
      <loext:graphic-properties draw:fill-gradient-name="gradient" draw:fill-hatch-name="hatch"/>
      <style:paragraph-properties fo:margin-top="0cm" fo:margin-bottom="0.75cm" style:contextual-spacing="false" fo:line-height="200%"/>
      <style:text-properties officeooo:paragraph-rsid="001c3ee7"/>
    </style:style>
    <style:style style:name="P13" style:family="paragraph" style:parent-style-name="Text_20_body">
      <loext:graphic-properties draw:fill-hatch-name="hatch"/>
      <style:paragraph-properties fo:margin-top="0cm" fo:margin-bottom="0.75cm" style:contextual-spacing="false" fo:line-height="200%"/>
      <style:text-properties officeooo:paragraph-rsid="0047d641"/>
    </style:style>
    <style:style style:name="P14" style:family="paragraph" style:parent-style-name="Text_20_body">
      <loext:graphic-properties draw:fill-gradient-name="gradient" draw:fill-hatch-name="hatch"/>
      <style:paragraph-properties fo:margin-top="0cm" fo:margin-bottom="0.75cm" style:contextual-spacing="false" fo:line-height="200%"/>
      <style:text-properties officeooo:paragraph-rsid="002e001c"/>
    </style:style>
    <style:style style:name="P15"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P16" style:family="paragraph" style:parent-style-name="Text_20_body">
      <style:text-properties officeooo:paragraph-rsid="0046b883"/>
    </style:style>
    <style:style style:name="P17" style:family="paragraph" style:parent-style-name="Text_20_body">
      <loext:graphic-properties draw:fill-hatch-name="hatch"/>
      <style:paragraph-properties fo:margin-top="0.101cm" fo:margin-bottom="0.499cm" style:contextual-spacing="false" fo:line-height="100%"/>
      <style:text-properties officeooo:paragraph-rsid="0047d641"/>
    </style:style>
    <style:style style:name="P18" style:family="paragraph" style:parent-style-name="Text_20_body" style:list-style-name="L1"/>
    <style:style style:name="P19" style:family="paragraph" style:parent-style-name="Text_20_body" style:list-style-name="L2">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20" style:family="paragraph" style:parent-style-name="Text_20_body" style:list-style-name="L2">
      <loext:graphic-properties draw:fill-hatch-name="hatch"/>
      <style:paragraph-properties fo:margin-top="0cm" fo:margin-bottom="0.25cm" style:contextual-spacing="false" fo:line-height="100%"/>
      <style:text-properties fo:font-size="14pt" officeooo:rsid="0047d641" officeooo:paragraph-rsid="0047d641" style:font-size-asian="14pt" style:font-size-complex="14pt"/>
    </style:style>
    <style:style style:name="P21" style:family="paragraph" style:parent-style-name="Text_20_body" style:list-style-name="L2">
      <loext:graphic-properties draw:fill-hatch-name="hatch"/>
      <style:paragraph-properties fo:margin-top="0cm" fo:margin-bottom="1cm" style:contextual-spacing="false" fo:line-height="100%"/>
      <style:text-properties fo:font-size="14pt" officeooo:rsid="003dea23" officeooo:paragraph-rsid="003dea23" style:font-size-asian="14pt" style:font-size-complex="14pt"/>
    </style:style>
    <style:style style:name="P22"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490455" style:font-size-asian="14pt" style:font-size-complex="14pt"/>
    </style:style>
    <style:style style:name="T1" style:family="text">
      <style:text-properties officeooo:rsid="0046b883"/>
    </style:style>
    <style:style style:name="T2" style:family="text">
      <style:text-properties officeooo:rsid="003f303a"/>
    </style:style>
    <style:style style:name="T3" style:family="text">
      <style:text-properties officeooo:rsid="001c3ee7"/>
    </style:style>
    <style:style style:name="T4" style:family="text">
      <style:text-properties officeooo:rsid="0025b437"/>
    </style:style>
    <style:style style:name="T5" style:family="text">
      <style:text-properties fo:font-style="italic" style:font-style-asian="italic" style:font-style-complex="italic"/>
    </style:style>
    <style:style style:name="T6" style:family="text">
      <style:text-properties fo:font-style="italic" fo:font-weight="normal" officeooo:rsid="003dea23"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5b437" style:font-weight-asian="bold" style:font-weight-complex="bold"/>
    </style:style>
    <style:style style:name="T9" style:family="text">
      <style:text-properties fo:font-weight="bold" officeooo:rsid="002fe488" style:font-weight-asian="bold" style:font-weight-complex="bold"/>
    </style:style>
    <style:style style:name="T10" style:family="text">
      <style:text-properties officeooo:rsid="002c8a67"/>
    </style:style>
    <style:style style:name="T11" style:family="text">
      <style:text-properties officeooo:rsid="002cdea2"/>
    </style:style>
    <style:style style:name="T12" style:family="text">
      <style:text-properties fo:font-size="14pt" style:font-size-asian="14pt" style:font-size-complex="14pt"/>
    </style:style>
    <style:style style:name="T13" style:family="text">
      <style:text-properties fo:font-size="14pt" officeooo:rsid="003d67f1" style:font-size-asian="14pt" style:font-size-complex="14pt"/>
    </style:style>
    <style:style style:name="T14" style:family="text">
      <style:text-properties fo:font-size="14pt" officeooo:rsid="0046b883" style:font-size-asian="14pt" style:font-size-complex="14pt"/>
    </style:style>
    <style:style style:name="T15" style:family="text">
      <style:text-properties fo:font-size="14pt" officeooo:rsid="0042820b"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47d641" style:font-size-asian="14pt" style:font-weight-asian="bold" style:font-size-complex="14pt" style:font-weight-complex="bold"/>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47d641" style:font-size-asian="14pt" style:font-weight-asian="normal" style:font-size-complex="14pt" style:font-weight-complex="normal"/>
    </style:style>
    <style:style style:name="T20" style:family="text">
      <style:text-properties fo:font-size="14pt" fo:font-style="italic" style:font-size-asian="14pt" style:font-style-asian="italic" style:font-size-complex="14pt" style:font-style-complex="italic"/>
    </style:style>
    <style:style style:name="T21" style:family="text">
      <style:text-properties officeooo:rsid="0032b6a9"/>
    </style:style>
    <style:style style:name="T22" style:family="text">
      <style:text-properties officeooo:rsid="0035852a"/>
    </style:style>
    <style:style style:name="T23" style:family="text">
      <style:text-properties fo:font-weight="normal" style:font-weight-asian="normal" style:font-weight-complex="normal"/>
    </style:style>
    <style:style style:name="T24" style:family="text">
      <style:text-properties officeooo:rsid="003a90dc"/>
    </style:style>
    <style:style style:name="T25" style:family="text">
      <style:text-properties officeooo:rsid="003ad9c3"/>
    </style:style>
    <style:style style:name="T26" style:family="text">
      <style:text-properties officeooo:rsid="003d67f1"/>
    </style:style>
    <style:style style:name="T27" style:family="text">
      <style:text-properties officeooo:rsid="003dea23"/>
    </style:style>
    <style:style style:name="T28" style:family="text">
      <style:text-properties officeooo:rsid="0042820b"/>
    </style:style>
    <style:style style:name="T29" style:family="text">
      <style:text-properties officeooo:rsid="002862eb"/>
    </style:style>
    <style:style style:name="T30" style:family="text">
      <style:text-properties officeooo:rsid="002789f0"/>
    </style:style>
    <style:style style:name="T31" style:family="text">
      <style:text-properties officeooo:rsid="0047d641"/>
    </style:style>
    <style:style style:name="T32" style:family="text">
      <style:text-properties officeooo:rsid="0048ae00"/>
    </style:style>
    <style:style style:name="T33" style:family="text">
      <style:text-properties officeooo:rsid="0049045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all to Worship (<text:span text:style-name="T13">J</text:span><text:span text:style-name="T14">eremiah 23:5</text:span>) / Opening prayer (John A)</text:p>
      <text:p text:style-name="Text_20_body">Praise: <text:span text:style-name="T5">In Christ Alone</text:span></text:p>
      <text:p text:style-name="Text_20_body">Bible Reading: Micah 5 (J<text:span text:style-name="T32">ohn </text:span>A)</text:p>
      <text:p text:style-name="Text_20_body">Sunday School (Mook L)</text:p>
      <text:p text:style-name="Text_20_body">Praise: <text:span text:style-name="Emphasis">King of Kings</text:span></text:p>
      <text:p text:style-name="Text_20_body">Announcements (John A)</text:p>
      <text:p text:style-name="Text_20_body">Prayer for the church and the world  (Jan F)</text:p>
      <text:p text:style-name="Text_20_body">Bible reading: Matthew 2:1-12 (Pam W)</text:p>
      <text:p text:style-name="Text_20_body">Praise: <text:span text:style-name="Emphasis">O Little Town of Bethlehem</text:span></text:p>
      <text:p text:style-name="Text_20_body">Sermon: “BETHLEHEM: A RULER FROM A HUMBLE TOWN ” (M<text:span text:style-name="T32">ook</text:span>)</text:p>
      <text:p text:style-name="Text_20_body">Praise: <text:span text:style-name="Emphasis">His Glory And My Good</text:span></text:p>
      <text:p text:style-name="Text_20_body">Benediction (ML)</text:p>
      <text:p text:style-name="Text_20_body"/>
      <text:p text:style-name="Text_20_body"><text:span text:style-name="Strong_20_Emphasis">Sermon Outline</text:span></text:p>
      <text:p text:style-name="Text_20_body">“BETHLEHEM: A RULER FROM A HUMBLE TOWN”   (Matthew 2:1-12)</text:p>
      <text:p text:style-name="Text_20_body">Introduction</text:p>
      <text:list text:style-name="L1">
        <text:list-item>
          <text:p text:style-name="P18">Our Ruler is hope in dark days</text:p>
        </text:list-item>
        <text:list-item>
          <text:p text:style-name="P18">Our Ruler is the humble King</text:p>
        </text:list-item>
        <text:list-item>
          <text:p text:style-name="P18">Our Ruler is the Shepherd King</text:p>
        </text:list-item>
        <text:list-item>
          <text:p text:style-name="P18">Our Ruler is the Bread of Life</text:p>
        </text:list-item>
      </text:list>
      <text:p text:style-name="Text_20_body">Conclusion</text:p>
      <text:p text:style-name="P5"><text:span text:style-name="T8">Call to Worship</text:span><text:span text:style-name="T4"> </text:span><text:span text:style-name="T26">J</text:span><text:span text:style-name="T1">eremiah 23:5</text:span><text:span text:style-name="T4">/ </text:span>Opening prayer (John A)</text:p>
      <text:p text:style-name="P13"><text:span text:style-name="T16">Praise: </text:span><text:span text:style-name="Emphasis"><text:span text:style-name="T18">In Christ Alone</text:span></text:span></text:p>
      <text:p text:style-name="P13"><text:span text:style-name="T17">Bible Reading:</text:span><text:span text:style-name="T19"> Micah 5 (John A)</text:span></text:p>
      <text:p text:style-name="P6"><text:span text:style-name="T7">Sunday School:</text:span><text:span text:style-name="T23"> (Mook L)</text:span></text:p>
      <text:p text:style-name="P4"><text:span text:style-name="T7">Praise: </text:span><text:span text:style-name="T6">King of Kings</text:span></text:p>
      <text:p text:style-name="P17"><text:span text:style-name="T17">A</text:span><text:span text:style-name="T16">nnouncements</text:span><text:span text:style-name="T12"> (John A)</text:span></text:p>
      <text:list text:style-name="L2">
        <text:list-item>
          <text:p text:style-name="P19">Morning Tea and <text:span text:style-name="T31">an additional Mission Spot IN THE HALL</text:span> after the service</text:p>
        </text:list-item>
        <text:list-item>
          <text:p text:style-name="P20">Evening Prayer Service 5pm today: praying for missions and for the search for a minister; <text:span text:style-name="T32">dinner to follow (as usual)</text:span></text:p>
        </text:list-item>
        <text:list-item>
          <text:p text:style-name="P21"/>
        </text:list-item>
      </text:list>
      <text:p text:style-name="P3"><text:span text:style-name="T7">Prayer for the church and the world:</text:span> (<text:span text:style-name="T2">J</text:span><text:span text:style-name="T31">an F</text:span>)</text:p>
      <text:p text:style-name="P3"><text:span text:style-name="T9">B</text:span><text:span text:style-name="T7">ible Reading:</text:span> Matthew 2:1-12 (Pam W)</text:p>
      <text:p text:style-name="P7"><text:span text:style-name="T7">Praise:</text:span> <text:span text:style-name="T5">O Little Town of Bethlehem</text:span> (OFFERING)</text:p>
      <text:p text:style-name="P14"><text:span text:style-name="T16">Sermon:</text:span><text:span text:style-name="T12"> </text:span>““BETHLEHEM: A RULER FROM A HUMBLE TOWN ” (ML)</text:p>
      <text:p text:style-name="P12"><text:span text:style-name="T16">Praise:</text:span><text:span text:style-name="T12"> </text:span><text:span text:style-name="T20">His Glory And My Good</text:span></text:p>
      <text:p text:style-name="P2"><text:span text:style-name="T7">Benediction</text:span> (<text:span text:style-name="T27">Mook</text:span>)</text:p>
      <text:p text:style-name="P8">Opening Prayer (<text:span text:style-name="T26">J</text:span><text:span text:style-name="T1">eremiah 23:5</text:span><text:span text:style-name="T10">)</text:span></text:p>
      <text:p text:style-name="P11">5 <text:span text:style-name="T30">“The days are coming,” declares the Lord, “when I will raise up for David a righteous Branch, a King who will reign wisely and do what is just and right in the land.</text:span></text:p>
      <text:p text:style-name="P9"><text:span text:style-name="T24">Heavenly </text:span>Father<text:span text:style-name="T21">,</text:span> we thank You <text:span text:style-name="T11">that </text:span><text:span text:style-name="T28">You </text:span><text:span text:style-name="T32">are the Only God – the One Who keeps His </text:span><text:span text:style-name="T28">promise</text:span><text:span text:style-name="T32">s, and fulfills His Word</text:span><text:span text:style-name="T28">. We thank You that Je</text:span><text:span text:style-name="T32">remiah could take courage that the sadness of the people of God suffering judgement in exile for their sins was to be replaced by the King Who was to come and rule wisely and justly in the land.</text:span></text:p>
      <text:p text:style-name="P22"><text:span text:style-name="T24">We thank You for </text:span><text:span text:style-name="T33">the coming of Jesus, and we prepare to celebrate His first coming which was in a quiet out-of-the-way place, as a baby born in a stable, not in a king’s palace. We have gathered today to worship, to pray and to hear and obey Your Word.</text:span></text:p>
      <text:p text:style-name="P22"><text:span text:style-name="T33">We also look forward to His return, in power and visible majesty to take up His Kingdom and rule for ever and ever.</text:span></text:p>
      <text:p text:style-name="P10"><text:span text:style-name="T25">I</text:span><text:span text:style-name="T22">n </text:span><text:span text:style-name="T25">Jesus Mighty</text:span><text:span text:style-name="T22"> Name we pray</text:span><text:span text:style-name="T29">, Amen.</text:span></text:p>
      <text:p text:style-name="P15"><text:span text:style-name="T15">[</text:span><text:span text:style-name="T14">In Christ Alone</text:span><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6b883"/>
    </style:style>
    <style:style style:name="MT2" style:family="text">
      <style:text-properties officeooo:rsid="003f303a"/>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text:span><text:span text:style-name="MT2">7th</text:span> <text:span text:style-name="MT1">October</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0-26T21:46:12.727160095</dc:date>
    <meta:editing-duration>PT5H26M19S</meta:editing-duration>
    <meta:editing-cycles>37</meta:editing-cycles>
    <meta:generator>LibreOffice/24.2.5.2$Linux_X86_64 LibreOffice_project/420$Build-2</meta:generator>
    <meta:print-date>2024-02-03T21:06:33.278074986</meta:print-date>
    <meta:document-statistic meta:table-count="0" meta:image-count="0" meta:object-count="0" meta:page-count="3" meta:paragraph-count="43" meta:word-count="409" meta:character-count="2181" meta:non-whitespace-character-count="1817"/>
  </office:meta>
</office:document-meta>
</file>